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ainer</text:p>
          </table:table-cell>
          <table:table-cell table:style-name="Default" office:value-type="float" office:value="47.6328828828829" calcext:value-type="float">
            <text:p>47.6328828829</text:p>
          </table:table-cell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252.198757763975" calcext:value-type="float">
            <text:p>252.198757764</text:p>
          </table:table-cell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153.854166666667" calcext:value-type="float">
            <text:p>153.8541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33:59.299400425</meta:creation-date>
    <dc:date>2018-06-09T16:00:38.536812807</dc:date>
    <meta:editing-duration>PT26M39S</meta:editing-duration>
    <meta:editing-cycles>1</meta:editing-cycles>
    <meta:document-statistic meta:table-count="1" meta:cell-count="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3" chart:data-source-has-labels="column" svg:x="1.324cm" svg:y="0.18cm" svg:width="14.356cm" svg:height="8.64cm">
          <chartooo:coordinate-region svg:x="2.161cm" svg:y="0.376cm" svg:width="13.519cm" svg:height="7.953cm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title svg:x="0.451cm" svg:y="6.141cm" chart:style-name="ch5">
              <text:p>Number of Stargazers</text:p>
            </chart:title>
          </chart:axis>
          <chart:series chart:style-name="ch6" chart:values-cell-range-address="Sheet1.B1:Sheet1.B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ainer</text:p>
                <draw:g>
                  <svg:desc>Sheet1.A1:Sheet1.A3</svg:desc>
                </draw:g>
              </table:table-cell>
              <table:table-cell office:value-type="float" office:value="47.6328828828829">
                <text:p>47.6328828828829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TensorFlow</text:p>
              </table:table-cell>
              <table:table-cell office:value-type="float" office:value="252.198757763975">
                <text:p>252.198757763975</text:p>
              </table:table-cell>
            </table:table-row>
            <table:table-row>
              <table:table-cell office:value-type="string">
                <text:p>PyTorch</text:p>
              </table:table-cell>
              <table:table-cell office:value-type="float" office:value="153.854166666667">
                <text:p>153.8541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